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font-weight="normal" style:font-weight-asian="normal" style:font-weight-complex="normal"/>
    </style:style>
    <style:style style:name="P5" style:family="paragraph" style:parent-style-name="Heading_20_3">
      <style:paragraph-properties fo:text-align="justify" style:justify-single-word="false"/>
    </style:style>
    <style:style style:name="P6" style:family="paragraph" style:parent-style-name="Heading_20_1">
      <style:paragraph-properties fo:text-align="justify" style:justify-single-word="false"/>
    </style:style>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4">
      <style:paragraph-properties fo:text-align="justify" style:justify-single-word="false"/>
    </style:style>
    <style:style style:name="P10" style:family="paragraph" style:parent-style-name="Text_20_body" style:list-style-name="L2">
      <style:paragraph-properties fo:text-align="justify" style:justify-single-word="false"/>
      <style:text-properties fo:font-weight="normal" style:font-weight-asian="normal" style:font-weight-complex="normal"/>
    </style:style>
    <style:style style:name="P11" style:family="paragraph" style:parent-style-name="Text_20_body" style:list-style-name="L2">
      <style:paragraph-properties fo:text-align="justify" style:justify-single-word="false"/>
      <style:text-properties style:font-name="Nimbus Roman No9 L" fo:font-size="12pt" fo:font-weight="normal" style:font-size-asian="12pt" style:font-weight-asian="normal" style:font-size-complex="12pt" style:font-weight-complex="normal"/>
    </style:style>
    <style:style style:name="P12" style:family="paragraph" style:parent-style-name="Heading_20_2" style:list-style-name="L3">
      <style:paragraph-properties fo:margin-left="0cm" fo:margin-right="0cm" fo:text-indent="0cm" style:auto-text-indent="false"/>
    </style:style>
    <style:style style:name="T1" style:family="text">
      <style:text-properties style:font-name="DejaVu Sans Mono1" fo:font-size="10pt" style:font-size-asian="10pt" style:font-size-complex="10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Nimbus Roman No9 L" fo:font-size="12pt" style:font-size-asian="12pt" style:font-size-complex="12pt"/>
    </style:style>
    <style:style style:name="T6" style:family="text">
      <style:text-properties style:font-name="Nimbus Roman No9 L" fo:font-size="12pt" fo:font-weight="normal" style:font-size-asian="12pt" style:font-weight-asian="normal" style:font-size-complex="12pt" style:font-weight-complex="normal"/>
    </style:style>
    <style:style style:name="T7" style:family="text">
      <style:text-properties style:font-name="Nimbus Sans L" fo:font-size="14pt" style:font-size-asian="14pt" style:font-size-complex="14pt"/>
    </style:style>
    <style:style style:name="T8" style:family="text">
      <style:text-properties style:font-name="Nimbus Sans L" fo:font-size="14pt" fo:font-weight="bold" style:font-size-asian="14pt" style:font-weight-asian="bold" style:font-size-complex="14pt" style:font-weight-complex="bold"/>
    </style:style>
    <style:style style:name="T9" style:family="text">
      <style:text-properties style:font-name="Nimbus Sans L" fo:font-size="14pt" fo:font-weight="normal" style:font-size-asian="14pt" style:font-weight-asian="normal" style:font-size-complex="14pt" style:font-weight-complex="normal"/>
    </style:style>
    <style:style style:name="T10" style:family="text">
      <style:text-properties fo:font-size="14pt" style:font-size-asian="14pt" style:font-size-complex="14pt"/>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style:font-name="Nimbus Roman No9 L"/>
    </style:style>
    <style:style style:name="T13" style:family="text">
      <style:text-properties style:font-name="Nimbus Roman No9 L" fo:font-size="14pt" style:font-size-asian="14pt" style:font-size-complex="14pt"/>
    </style:style>
    <style:style style:name="T14" style:family="text">
      <style:text-properties style:font-name="Nimbus Roman No9 L" fo:font-size="14pt" fo:font-weight="normal" style:font-size-asian="14pt" style:font-weight-asian="normal" style:font-size-complex="14pt" style:font-weight-complex="normal"/>
    </style:style>
    <style:style style:name="T15" style:family="text">
      <style:text-properties style:font-name="Nimbus Roman No9 L" fo:font-weight="normal" style:font-weight-asian="normal" style:font-weight-complex="normal"/>
    </style:style>
    <style:style style:name="T16" style:family="text">
      <style:text-properties style:font-name="Nimbus Roman No9 L" fo:font-size="12pt" style:font-size-asian="12pt" style:font-size-complex="12pt"/>
    </style:style>
    <style:style style:name="T17" style:family="text">
      <style:text-properties style:font-name="Nimbus Roman No9 L" fo:font-size="12pt"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SEP # : 11</text:h>
      <text:p text:style-name="P2"/>
      <text:p text:style-name="P1"/>
      <text:p text:style-name="P1">Title: Quasi Random Numbers</text:p>
      <text:p text:style-name="P1">Version: 1.0</text:p>
      <text:p text:style-name="P1">Author: M. Baudin</text:p>
      <text:p text:style-name="P1">Review: </text:p>
      <text:p text:style-name="P1">Commented: </text:p>
      <text:p text:style-name="P1">State: Draft</text:p>
      <text:p text:style-name="P1">Scilab-Version: 5.0</text:p>
      <text:p text:style-name="P1">Vote: "No: discussions and suggestions"</text:p>
      <text:p text:style-name="P1">Created: Monday, 20 October 2008</text:p>
      <text:p text:style-name="P2"/>
      <text:p text:style-name="P1"/>
      <text:h text:style-name="P5" text:outline-level="3">Abstract</text:h>
      <text:p text:style-name="P1">In this SEP, we discuss the introduction of a new class of random number generators in Scilab. These pseudo-random number generators can be used against a Monte-Carlo method in order to achieve a faster convergence of the algorithm. In the first part, we describe the applications for such generators. We also analyse if such tool is available in Matlab. In the second part, we give brief specifications. In the third part, we analyse how such a feature may be implemented.</text:p>
      <text:p text:style-name="P1"/>
      <text:h text:style-name="P5" text:outline-level="3">Rationale</text:h>
      <text:p text:style-name="P3"/>
      <text:p text:style-name="P3">Quasi Monte-Carlo methods are often used with low-discrepancy methods for numerical integration, as well as in simulation and optimization [1]. </text:p>
      <text:p text:style-name="P3">Scilab already contains several random number generators, for example </text:p>
      <text:list text:style-name="L1">
        <text:list-item>
          <text:p text:style-name="P8"><text:span text:style-name="T2">rand </text:span><text:span text:style-name="T4">returns a random number generated by a uniform law or a normal law,</text:span></text:p>
        </text:list-item>
        <text:list-item>
          <text:p text:style-name="P8"><text:span text:style-name="T3">grand</text:span><text:span text:style-name="T4"> </text:span><text:s/>returns a random number generated by a law which can be pick in a list containing 20 provided laws.</text:p>
        </text:list-item>
      </text:list>
      <text:p text:style-name="P4">If a Monte-Carlo engine is provided in Scilab, as suggested by SEP #10, pseudo-random number generators will become very useful, because they increase the convergence speed of the Monte-Carlo process. Considering numerical integration, the theorem of Hlawka shows that the convergence of a Monte-Carlo method is linked to the discrepancy of the random numbers [4]. Quasi-random number generators are therefore designed to provide a low-discrepancy so that the process converges faster. </text:p>
      <text:p text:style-name="P4"/>
      <text:p text:style-name="P4">Several low-discrepancy sequences have been proposed [1] :</text:p>
      <text:list text:style-name="L2">
        <text:list-item>
          <text:p text:style-name="P10">Hua and Wang,</text:p>
        </text:list-item>
        <text:list-item>
          <text:p text:style-name="P10">Niederreiter,</text:p>
        </text:list-item>
        <text:list-item>
          <text:p text:style-name="P10">Halton,</text:p>
        </text:list-item>
        <text:list-item>
          <text:p text:style-name="P10"><text:soft-page-break/>Sobol [5],</text:p>
        </text:list-item>
        <text:list-item>
          <text:p text:style-name="P10">Faure [6],</text:p>
        </text:list-item>
        <text:list-item>
          <text:p text:style-name="P11">etc...</text:p>
        </text:list-item>
      </text:list>
      <text:p text:style-name="P3"><text:span text:style-name="Teletype"><text:span text:style-name="T5"/></text:span></text:p>
      <text:p text:style-name="P3"><text:span text:style-name="Teletype"><text:span text:style-name="T6">There is no such tool in Matlab. But existing Matlab source code exist, which implements low discrepancy pseudo random numbers, for example :</text:span></text:span></text:p>
      <text:list text:style-name="L4">
        <text:list-item>
          <text:p text:style-name="P9"><text:span text:style-name="Teletype"><text:span text:style-name="T6">Faure sequence : </text:span></text:span><text:a xlink:type="simple" xlink:href="https://people.scs.fsu.edu/~burkardt/m_src/faure/faure.html"><text:span text:style-name="Teletype"><text:span text:style-name="T6">https://people.scs.fsu.edu/~burkardt/m_src/faure/faure.html</text:span></text:span></text:a></text:p>
        </text:list-item>
        <text:list-item>
          <text:p text:style-name="P9"><text:span text:style-name="Teletype"><text:span text:style-name="T6">Niederreiter sequence : </text:span></text:span><text:a xlink:type="simple" xlink:href="https://people.scs.fsu.edu/~burkardt/m_src/niederreiter2/niederreiter2.html"><text:span text:style-name="Teletype"><text:span text:style-name="T6">https://people.scs.fsu.edu/~burkardt/m_src/niederreiter2/niederreiter2.html</text:span></text:span></text:a></text:p>
        </text:list-item>
        <text:list-item>
          <text:p text:style-name="P9"><text:span text:style-name="Teletype"><text:span text:style-name="T6">Sobol sequence : https://people.scs.fsu.edu/~burkardt/m_src/sobol/sobol.html</text:span></text:span></text:p>
        </text:list-item>
      </text:list>
      <text:p text:style-name="P3"><text:span text:style-name="Teletype"><text:span text:style-name="T6"/></text:span></text:p>
      <text:p text:style-name="P3"><text:span text:style-name="Teletype"><text:span text:style-name="T8">Specification</text:span></text:span></text:p>
      <text:h text:style-name="Heading_20_2" text:outline-level="2" text:is-list-header="true"><text:span text:style-name="Teletype"><text:span text:style-name="T6">Low-discrepancy pseudo-random number generators may be included as additional generators for the current “grand” Scilab primitive. The documentation should emphasize that low discrepancy generators have no sense if used with m=1 and n=1, and are meaningful only with m&gt;1 or n&gt;1. This is because in these methods, pseudo-random numbers in different dimensions are designed in order to satisfy the low-discrepancy hypothesis, which link all dimensions. </text:span></text:span></text:h>
      <text:p text:style-name="Text_20_body"><text:span text:style-name="Teletype"><text:span text:style-name="T6"/></text:span></text:p>
      <text:p text:style-name="Text_20_body"><text:span text:style-name="Teletype"><text:span text:style-name="T6">Rather than developping its own low-discrepancy generators, several existing libraries may be candidate for inclusion in Scilab.</text:span></text:span></text:p>
      <text:list text:style-name="L3">
        <text:list-item>
          <text:list>
            <text:list-item>
              <text:h text:style-name="P12" text:outline-level="2"><text:span text:style-name="Teletype"><text:span text:style-name="T6">Sobol, is a C++ library which computes elements of the Sobol quasirandom sequence. It is provided under LGPL license. [7]</text:span></text:span></text:h>
            </text:list-item>
            <text:list-item>
              <text:h text:style-name="P12" text:outline-level="2"><text:span text:style-name="Teletype"><text:span text:style-name="T6">ACM TOMS algorithms 647 and 659 [2] and [3] may be considered, but the license is to yet to be evaluated by license experts.</text:span></text:span></text:h>
            </text:list-item>
          </text:list>
        </text:list-item>
      </text:list>
      <text:p text:style-name="Standard"><text:span text:style-name="Teletype"><text:span text:style-name="T6"/></text:span></text:p>
      <text:h text:style-name="P5" text:outline-level="3">Changelog</text:h>
      <text:p text:style-name="P3"><text:tab/><text:span text:style-name="T1">1.0 – First version of the SEP.</text:span></text:p>
      <text:h text:style-name="P5" text:outline-level="3">Copyright</text:h>
      <text:p text:style-name="Standard"><text:tab/>This document has been placed under the license CeCILL-B.</text:p>
      <text:p text:style-name="Standard"/>
      <text:h text:style-name="Heading_20_2" text:outline-level="2" text:is-list-header="true"><text:span text:style-name="Teletype"><text:span text:style-name="T7">Bibliography</text:span></text:span></text:h>
      <text:p text:style-name="Text_20_body"><text:span text:style-name="Teletype"><text:span text:style-name="T7"/></text:span></text:p>
      <text:p text:style-name="Text_20_body"><text:span text:style-name="Teletype"><text:span text:style-name="T5">[1] “Implementation and Tests of Low-Discrepancy Sequences”, Paul Bratley, Bennet L. Fox, Harald Niederreiter</text:span></text:span></text:p>
      <text:p text:style-name="Text_20_body"><text:span text:style-name="Teletype"><text:span text:style-name="T5">[2] “Algorithm 659 Implementing Sobol's Quasirandom Sequence Generator”, Paul Bratley and <text:s/></text:span></text:span><text:soft-page-break/><text:span text:style-name="Teletype"><text:span text:style-name="T5">Bennet L. Fox</text:span></text:span></text:p>
      <text:p text:style-name="Text_20_body"><text:span text:style-name="Teletype"><text:span text:style-name="T5">[3] “Algorithm 647 Implementation and Relative Efficiency of Quasirandom Sequence Generators”, Paul Bratley</text:span></text:span></text:p>
      <text:p text:style-name="Text_20_body"><text:span text:style-name="Teletype"><text:span text:style-name="T5">[4] “Quasi-Monte-Carlo methods and pseudo-random numbers”, Harald Niederreiter, Bulletin of the American Mathematical Society</text:span></text:span></text:p>
      <text:p text:style-name="Text_20_body"><text:span text:style-name="Teletype"><text:span text:style-name="T5">[5] “The distribution of points in a cube and the approximate evaluation of integrals”, Sobol, I. M. USSR Comput. Math. Math. Phys, 7, 4 (1967), 86-112</text:span></text:span></text:p>
      <text:p text:style-name="Text_20_body"><text:span text:style-name="Teletype"><text:span text:style-name="T5">[6] “Discrépance de suites associées à un système de numération (en dimension s)”, Acta Arith. 41 (1982), 337-351</text:span></text:span></text:p>
      <text:p text:style-name="Standard"><text:span text:style-name="Teletype"><text:span text:style-name="T5"/></text:span></text:p>
      <text:p text:style-name="Standard"><text:span text:style-name="Teletype"><text:span text:style-name="T5">[7] Sobol, http://people.scs.fsu.edu/~burkardt/cpp_src/sobol/sobol.htm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class="text">
      <style:paragraph-properties fo:text-align="justify" style:justify-single-word="false"/>
      <style:text-properties style:font-name="Courier New"/>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Pierre MARECHAL</meta:initial-creator>
    <meta:creation-date>2008-07-09T13:39:08</meta:creation-date>
    <dc:date>2008-10-20T15:16:57</dc:date>
    <meta:editing-cycles>25</meta:editing-cycles>
    <meta:editing-duration>PT3H2M48S</meta:editing-duration>
    <meta:user-defined meta:name="Info 1"/>
    <meta:user-defined meta:name="Info 2"/>
    <meta:user-defined meta:name="Info 3"/>
    <meta:user-defined meta:name="Info 4"/>
    <meta:document-statistic meta:table-count="0" meta:image-count="0" meta:object-count="0" meta:page-count="3" meta:paragraph-count="46" meta:word-count="591" meta:character-count="3801"/>
  </office:meta>
</office:document-meta>
</file>